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Rozálie,</text:p>
      <text:p text:style-name="Normal">v tento svátek lásky si dovoluji připomenout něco, co nás oba hluboce spojuje - magickou energii čínského znamení Opice. Ve světloplných chvílích i v temných hodinách je nám dána jedinečná schopnost chápat se navzájem lepčí než kdokoliv jiný. Jakožto spoluhráči osudu sdílíme nejen podobnou cestu, ale i vzácnou odolnost vůči životním bouřím.</text:p>
      <text:p text:style-name="Normal">Na této vzájemné cestě nechť nás ochraňuje archanděl Michael, přinášející do našich životů sílu a odhodlání. Sdílením této duchovní záštity se nám otevírají brány k pochopení světa a jeho spravedlnosti. Kéž náš vzájemný vztah prospívá pod ochranou tohoto mocného ducha a nechť jsme vždy jeden pro druhého zdrojem inspirace a podpory na cestě životem. </text:p>
      <text:p text:style-name="Normal">S úctou a obdivem, ve hvězdách zapsaný společník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